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Noto Mono1" svg:font-family="'Noto Mono'" style:font-pitch="fixed"/>
    <style:font-face style:name="Noto Mono" svg:font-family="'Noto Mono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Noto Mono1" officeooo:rsid="0002e6f9" officeooo:paragraph-rsid="00060ceb"/>
    </style:style>
    <style:style style:name="P2" style:family="paragraph" style:parent-style-name="Standard" style:list-style-name="L1">
      <style:text-properties style:font-name="Noto Mono1" fo:font-weight="normal" officeooo:rsid="00060ceb" officeooo:paragraph-rsid="00060ceb" style:font-weight-asian="normal" style:font-weight-complex="normal"/>
    </style:style>
    <style:style style:name="P3" style:family="paragraph" style:parent-style-name="Standard" style:list-style-name="L1">
      <style:text-properties style:font-name="Noto Mono1" fo:font-weight="normal" officeooo:rsid="0007396c" officeooo:paragraph-rsid="0007396c" style:font-weight-asian="normal" style:font-weight-complex="normal"/>
    </style:style>
    <style:style style:name="P4" style:family="paragraph" style:parent-style-name="Standard" style:list-style-name="L1">
      <style:text-properties style:font-name="Noto Mono1" fo:font-weight="normal" officeooo:rsid="00076c3d" officeooo:paragraph-rsid="00076c3d" style:font-weight-asian="normal" style:font-weight-complex="normal"/>
    </style:style>
    <style:style style:name="P5" style:family="paragraph" style:parent-style-name="Header">
      <style:text-properties fo:font-weight="bold" officeooo:rsid="00076c3d" officeooo:paragraph-rsid="00076c3d" style:font-weight-asian="bold" style:font-weight-complex="bold"/>
    </style:style>
    <style:style style:name="T1" style:family="text">
      <style:text-properties officeooo:rsid="0004e0f0"/>
    </style:style>
    <style:style style:name="T2" style:family="text">
      <style:text-properties officeooo:rsid="00060ceb"/>
    </style:style>
    <style:style style:name="T3" style:family="text">
      <style:text-properties officeooo:rsid="0007396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50435009" text:style-name="L1">
        <text:list-item>
          <text:p text:style-name="P1">The librarian said, <text:span text:style-name="T2">that they could borrow any book. </text:span></text:p>
          <text:p text:style-name="P1"/>
        </text:list-item>
        <text:list-item>
          <text:p text:style-name="P2"><text:span text:style-name="T1">T</text:span>om asked if he could help to carry the luggage for the lady.<text:tab/></text:p>
          <text:p text:style-name="P2"/>
        </text:list-item>
        <text:list-item>
          <text:p text:style-name="P2">Mother said that his son must work hard.</text:p>
          <text:p text:style-name="P2"/>
        </text:list-item>
        <text:list-item>
          <text:p text:style-name="P2">The children shouted we were the winners.</text:p>
          <text:p text:style-name="P2"/>
        </text:list-item>
        <text:list-item>
          <text:p text:style-name="P2">Angela said that the flower was very beautiful.</text:p>
          <text:p text:style-name="P2"/>
        </text:list-item>
        <text:list-item>
          <text:p text:style-name="P2">The club patron said that they ne<text:span text:style-name="T3">ed to recruit new members.</text:span></text:p>
          <text:p text:style-name="P2"/>
        </text:list-item>
        <text:list-item>
          <text:p text:style-name="P3">Mutisya said that the previous week, he borrowed a book from the library.</text:p>
          <text:p text:style-name="P3"/>
        </text:list-item>
        <text:list-item>
          <text:p text:style-name="P3">Mother told the children to stop making noise.</text:p>
          <text:p text:style-name="P3"/>
        </text:list-item>
        <text:list-item>
          <text:p text:style-name="P3">Cecilia said that they visited the museum the day previous day.</text:p>
          <text:p text:style-name="P3"/>
        </text:list-item>
        <text:list-item>
          <text:p text:style-name="P3">Omondi asked Atieno where they will be going the next day.</text:p>
          <text:p text:style-name="P3"/>
        </text:list-item>
        <text:list-item>
          <text:p text:style-name="P3">Mathenge said that she knows she can be a great musician.</text:p>
          <text:p text:style-name="P3"/>
        </text:list-item>
        <text:list-item>
          <text:p text:style-name="P4">The shepherd exlaimed that seven ewes were born this week.</text:p>
          <text:p text:style-name="P4"/>
        </text:list-item>
        <text:list-item>
          <text:p text:style-name="P4">The twin sister said that they are watching television because they had finnished their homework.</text:p>
          <text:p text:style-name="P4"/>
        </text:list-item>
        <text:list-item>
          <text:p text:style-name="P4">The teacher asked why Caleb has been misbehaving this week?</text:p>
          <text:p text:style-name="P4"/>
        </text:list-item>
        <text:list-item>
          <text:p text:style-name="P4">Joseph said that he plays in the school team occasionally.</text:p>
          <text:p text:style-name="P4"/>
        </text:list-item>
        <text:list-item>
          <text:p text:style-name="P4">Grandmother asked what did the frog say to the cow?</text:p>
          <text:p text:style-name="P4"/>
        </text:list-item>
        <text:list-item>
          <text:p text:style-name="P4">Prof. Wangari Mathari said that she thinks Kenyan’s have realised the importance of trees now.</text:p>
          <text:p text:style-name="P4"/>
        </text:list-item>
        <text:list-item>
          <text:p text:style-name="P4">Chepchumba said that the Earth goes round the sun.</text:p>
          <text:p text:style-name="P4"/>
        </text:list-item>
        <text:list-item>
          <text:p text:style-name="P4">The librarian said that the shelves were dirty and the books were torn.</text:p>
          <text:p text:style-name="P4"/>
        </text:list-item>
        <text:list-item>
          <text:p text:style-name="P4">The librarian said that the pupils can borrow the books next wee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sans-serif"/>
    <style:font-face style:name="Noto Mono1" svg:font-family="'Noto Mono'" style:font-pitch="fixed"/>
    <style:font-face style:name="Noto Mono" svg:font-family="'Noto Mono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76c3d" officeooo:paragraph-rsid="00076c3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P ENGLISH PRACTISE EX D <text:s/>DIRECT SPEECH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7:52:49.358566935</meta:creation-date>
    <dc:date>2020-05-04T19:01:54.828865927</dc:date>
    <meta:editing-duration>PT3S</meta:editing-duration>
    <meta:editing-cycles>1</meta:editing-cycles>
    <meta:document-statistic meta:table-count="0" meta:image-count="0" meta:object-count="0" meta:page-count="1" meta:paragraph-count="21" meta:word-count="241" meta:character-count="1292" meta:non-whitespace-character-count="1089"/>
    <meta:generator>LibreOffice/6.0.7.3$Linux_X86_64 LibreOffice_project/00m0$Build-3</meta:generator>
  </office:meta>
</office:document-meta>
</file>